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tracked-changes>
        <text:changed-region text:id="ct147866632">
          <text:format-change>
            <office:change-info>
              <dc:creator>J David Eisenberg</dc:creator>
              <dc:date>2008-05-18T19:56:00</dc:date>
            </office:change-info>
          </text:format-change>
        </text:changed-region>
        <text:changed-region text:id="ct144865992">
          <text:deletion>
            <office:change-info>
              <dc:creator>J David Eisenberg</dc:creator>
              <dc:date>2008-05-12T06:26:00</dc:date>
            </office:change-info>
            <text:p text:style-name="Standard">a</text:p>
          </text:deletion>
        </text:changed-region>
        <text:changed-region text:id="ct144866848">
          <text:insertion>
            <office:change-info>
              <dc:creator>J David Eisenberg</dc:creator>
              <dc:date>2008-05-12T06:26:00</dc:date>
            </office:change-info>
          </text:insertion>
        </text:changed-region>
        <text:changed-region text:id="ct144867160">
          <text:insertion>
            <office:change-info>
              <dc:creator>J David Eisenberg</dc:creator>
              <dc:date>2008-05-12T06:26:00</dc:date>
            </office:change-info>
          </text:insertion>
        </text:changed-region>
        <text:changed-region text:id="ct144867480">
          <text:insertion>
            <office:change-info>
              <dc:creator>J David Eisenberg</dc:creator>
              <dc:date>2008-05-12T06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<text:change-start text:change-id="ct147866632"/><text:span text:style-name="T1">test</text:span><text:change-end text:change-id="ct147866632"/>.</text:p>
      <text:p text:style-name="Standard"/>
      <text:p text:style-name="Standard">This is <text:change text:change-id="ct144865992"/><text:change-start text:change-id="ct144866848"/><text:s/>the second<text:change-end text:change-id="ct144866848"/> test.</text:p>
      <text:p text:style-name="Standard"/>
      <text:p text:style-name="Standard">And finally, a <text:change-start text:change-id="ct144867160"/>third <text:change-end text:change-id="ct144867160"/>test.<text:change-start text:change-id="ct144867480"/></text:p>
      <text:p text:style-name="Standard"/>
      <text:p text:style-name="Standard">Additional paragraph added here.</text:p>
      <text:p text:style-name="Standard"><text:change-end text:change-id="ct144867480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8-05-12T06:25:40</meta:creation-date>
    <dc:creator>J David Eisenberg</dc:creator>
    <dc:date>2008-05-18T19:56:51</dc:date>
    <dc:language>en-US</dc:language>
    <meta:editing-cycles>3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9" meta:character-count="99"/>
  </office:meta>
</office:document-meta>
</file>